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paragraph-rsid="003b56f5"/>
    </style:style>
    <style:style style:name="P2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paragraph-rsid="003b56f5"/>
    </style:style>
    <style:style style:name="P3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Arial" fo:font-size="6pt" fo:font-style="italic" style:text-underline-style="none" fo:font-weight="bold" officeooo:rsid="003abb5b" officeooo:paragraph-rsid="003b56f5" style:text-blinking="false" fo:background-color="transparent" style:font-size-asian="6pt" style:font-style-asian="italic" style:font-size-complex="6pt" style:font-style-complex="italic"/>
    </style:style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Text_20_body">
      <style:paragraph-properties fo:margin-top="0in" fo:margin-bottom="0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top="0in" fo:margin-bottom="0in" loext:contextual-spacing="false"/>
      <style:text-properties officeooo:paragraph-rsid="003b56f5"/>
    </style:style>
    <style:style style:name="P7" style:family="paragraph" style:parent-style-name="Text_20_body">
      <style:paragraph-properties fo:margin-top="0in" fo:margin-bottom="0in" loext:contextual-spacing="false"/>
      <style:text-properties officeooo:paragraph-rsid="00441bfd"/>
    </style:style>
    <style:style style:name="P8" style:family="paragraph" style:parent-style-name="Text_20_body">
      <style:paragraph-properties fo:margin-top="0in" fo:margin-bottom="0in" loext:contextual-spacing="false"/>
      <style:text-properties officeooo:rsid="0047d8af" officeooo:paragraph-rsid="0047d8af"/>
    </style:style>
    <style:style style:name="P9" style:family="paragraph" style:parent-style-name="Text_20_body">
      <style:paragraph-properties fo:margin-top="0in" fo:margin-bottom="0in" loext:contextual-spacing="false"/>
      <style:text-properties fo:font-size="8pt" officeooo:rsid="0068d17c" officeooo:paragraph-rsid="0068d17c" style:font-size-asian="7pt" style:font-size-complex="8pt"/>
    </style:style>
    <style:style style:name="P10" style:family="paragraph" style:parent-style-name="Text_20_body">
      <style:paragraph-properties fo:margin-top="0in" fo:margin-bottom="0in" loext:contextual-spacing="false"/>
      <style:text-properties fo:font-size="8pt" officeooo:rsid="0072d58e" officeooo:paragraph-rsid="0072d58e" style:font-size-asian="7pt" style:font-size-complex="8pt"/>
    </style:style>
    <style:style style:name="P11" style:family="paragraph" style:parent-style-name="Text_20_body">
      <style:paragraph-properties fo:margin-top="0in" fo:margin-bottom="0in" loext:contextual-spacing="false"/>
      <style:text-properties fo:font-size="8pt" officeooo:rsid="0072d58e" officeooo:paragraph-rsid="0084f9f1" style:font-size-asian="7pt" style:font-size-complex="8pt"/>
    </style:style>
    <style:style style:name="P12" style:family="paragraph" style:parent-style-name="Text_20_body">
      <style:paragraph-properties fo:margin-top="0in" fo:margin-bottom="0in" loext:contextual-spacing="false"/>
      <style:text-properties fo:font-size="8pt" officeooo:rsid="0073ee34" officeooo:paragraph-rsid="0073ee34" style:font-size-asian="7pt" style:font-size-complex="8pt"/>
    </style:style>
    <style:style style:name="P13" style:family="paragraph" style:parent-style-name="Text_20_body">
      <style:paragraph-properties fo:margin-top="0in" fo:margin-bottom="0in" loext:contextual-spacing="false"/>
      <style:text-properties fo:font-size="8pt" officeooo:rsid="00890547" officeooo:paragraph-rsid="00890547" style:font-size-asian="7pt" style:font-size-complex="8pt"/>
    </style:style>
    <style:style style:name="P14" style:family="paragraph" style:parent-style-name="Text_20_body">
      <style:paragraph-properties fo:margin-top="0in" fo:margin-bottom="0in" loext:contextual-spacing="false"/>
      <style:text-properties fo:font-size="8pt" officeooo:rsid="008bef4b" officeooo:paragraph-rsid="008bef4b" style:font-size-asian="7pt" style:font-size-complex="8pt"/>
    </style:style>
    <style:style style:name="P15" style:family="paragraph" style:parent-style-name="Text_20_body">
      <style:paragraph-properties fo:margin-top="0in" fo:margin-bottom="0in" loext:contextual-spacing="false"/>
      <style:text-properties fo:font-size="8pt" style:font-size-asian="8pt" style:font-size-complex="8pt"/>
    </style:style>
    <style:style style:name="P16" style:family="paragraph" style:parent-style-name="Text_20_body">
      <style:paragraph-properties fo:margin-top="0in" fo:margin-bottom="0in" loext:contextual-spacing="false"/>
      <style:text-properties fo:font-size="8pt" officeooo:rsid="00748813" officeooo:paragraph-rsid="00748813" style:font-size-asian="8pt" style:font-size-complex="8pt"/>
    </style:style>
    <style:style style:name="P17" style:family="paragraph" style:parent-style-name="Text_20_body">
      <style:paragraph-properties fo:margin-top="0in" fo:margin-bottom="0in" loext:contextual-spacing="false"/>
      <style:text-properties officeooo:paragraph-rsid="0068d17c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6cea02"/>
    </style:style>
    <style:style style:name="P19" style:family="paragraph" style:parent-style-name="Text_20_body">
      <style:paragraph-properties fo:margin-top="0in" fo:margin-bottom="0in" loext:contextual-spacing="false"/>
      <style:text-properties officeooo:paragraph-rsid="008f3ff1"/>
    </style:style>
    <style:style style:name="P20" style:family="paragraph" style:parent-style-name="Text_20_body">
      <style:paragraph-properties fo:margin-top="0in" fo:margin-bottom="0in" loext:contextual-spacing="false"/>
      <style:text-properties officeooo:rsid="0091baef" officeooo:paragraph-rsid="0091eff3"/>
    </style:style>
    <style:style style:name="P21" style:family="paragraph" style:parent-style-name="Text_20_body">
      <style:paragraph-properties fo:margin-top="0in" fo:margin-bottom="0in" loext:contextual-spacing="false"/>
      <style:text-properties officeooo:rsid="0091baef" officeooo:paragraph-rsid="00938dd1"/>
    </style:style>
    <style:style style:name="P22" style:family="paragraph" style:parent-style-name="Text_20_body">
      <style:paragraph-properties fo:margin-top="0in" fo:margin-bottom="0in" loext:contextual-spacing="false"/>
      <style:text-properties officeooo:rsid="00936245" officeooo:paragraph-rsid="00936245"/>
    </style:style>
    <style:style style:name="P23" style:family="paragraph" style:parent-style-name="Text_20_body">
      <style:text-properties fo:font-size="8pt" style:font-size-asian="8pt" style:font-size-complex="8pt"/>
    </style:style>
    <style:style style:name="P24" style:family="paragraph" style:parent-style-name="Text_20_body">
      <style:text-properties fo:font-size="9pt" style:font-size-asian="9pt" style:font-size-complex="9pt"/>
    </style:style>
    <style:style style:name="P25" style:family="paragraph" style:parent-style-name="Heading_20_1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paragraph-rsid="003b56f5" style:text-blinking="false" fo:background-color="transparent"/>
    </style:style>
    <style:style style:name="P26" style:family="paragraph" style:parent-style-name="Heading_20_2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paragraph-rsid="003b56f5" style:text-blinking="false" fo:background-color="transparent"/>
    </style:style>
    <style:style style:name="P27" style:family="paragraph" style:parent-style-name="Standard">
      <style:text-properties fo:font-size="8pt" officeooo:rsid="0062bbed" officeooo:paragraph-rsid="0062bbed" style:font-size-asian="8pt" style:font-size-complex="8pt"/>
    </style:style>
    <style:style style:name="P28" style:family="paragraph" style:parent-style-name="Standard">
      <style:text-properties fo:font-size="8pt" officeooo:rsid="0062bbed" officeooo:paragraph-rsid="00642a67" style:font-size-asian="8pt" style:font-size-complex="8pt"/>
    </style:style>
    <style:style style:name="P29" style:family="paragraph" style:parent-style-name="Standard">
      <style:text-properties fo:font-size="8pt" officeooo:rsid="0062bbed" officeooo:paragraph-rsid="006371de" style:font-size-asian="8pt" style:font-size-complex="8pt"/>
    </style:style>
    <style:style style:name="P30" style:family="paragraph" style:parent-style-name="Standard">
      <style:text-properties fo:font-size="8pt" officeooo:rsid="007d92be" officeooo:paragraph-rsid="007d92be" style:font-size-asian="8pt" style:font-size-complex="8pt"/>
    </style:style>
    <style:style style:name="P31" style:family="paragraph" style:parent-style-name="Standard">
      <style:text-properties fo:font-size="8pt" officeooo:rsid="004b01e5" officeooo:paragraph-rsid="004b01e5" style:font-size-asian="8pt" style:font-size-complex="8pt"/>
    </style:style>
    <style:style style:name="P32" style:family="paragraph" style:parent-style-name="Standard">
      <style:text-properties fo:font-size="8pt" officeooo:rsid="00206f79" officeooo:paragraph-rsid="0049b26b" style:font-size-asian="8pt" style:font-size-complex="8pt"/>
    </style:style>
    <style:style style:name="P33" style:family="paragraph" style:parent-style-name="Standard">
      <style:text-properties fo:font-size="8pt" officeooo:rsid="00206f79" officeooo:paragraph-rsid="00642a67" style:font-size-asian="8pt" style:font-size-complex="8pt"/>
    </style:style>
    <style:style style:name="P34" style:family="paragraph" style:parent-style-name="Standard">
      <style:text-properties fo:font-size="8pt" officeooo:rsid="008bef4b" officeooo:paragraph-rsid="008c0adb" style:font-size-asian="8pt" style:font-size-complex="8pt"/>
    </style:style>
    <style:style style:name="P35" style:family="paragraph" style:parent-style-name="Standard">
      <style:text-properties fo:font-size="8pt" officeooo:rsid="0021ac3b" officeooo:paragraph-rsid="006371de" style:font-size-asian="8pt" style:font-size-complex="8pt"/>
    </style:style>
    <style:style style:name="P36" style:family="paragraph" style:parent-style-name="Standard">
      <style:text-properties fo:font-size="8pt" officeooo:rsid="0049b26b" officeooo:paragraph-rsid="0049b26b" style:font-size-asian="8pt" style:font-size-complex="8pt"/>
    </style:style>
    <style:style style:name="P37" style:family="paragraph" style:parent-style-name="Standard">
      <style:text-properties fo:font-size="8pt" officeooo:rsid="004fc68b" officeooo:paragraph-rsid="004fc68b" style:font-size-asian="8pt" style:font-size-complex="8pt"/>
    </style:style>
    <style:style style:name="P38" style:family="paragraph" style:parent-style-name="Standard">
      <style:text-properties fo:font-size="8pt" officeooo:rsid="0025b549" officeooo:paragraph-rsid="00668b45" style:font-size-asian="8pt" style:font-size-complex="8pt"/>
    </style:style>
    <style:style style:name="P39" style:family="paragraph" style:parent-style-name="Standard">
      <style:text-properties fo:font-size="8pt" officeooo:rsid="0025b549" officeooo:paragraph-rsid="0065194d" style:font-size-asian="8pt" style:font-size-complex="8pt"/>
    </style:style>
    <style:style style:name="P40" style:family="paragraph" style:parent-style-name="Standard">
      <style:text-properties officeooo:paragraph-rsid="00a8d983"/>
    </style:style>
    <style:style style:name="P41" style:family="paragraph" style:parent-style-name="Standard">
      <style:text-properties officeooo:paragraph-rsid="0049b26b"/>
    </style:style>
    <style:style style:name="P42" style:family="paragraph" style:parent-style-name="Standard">
      <style:text-properties style:text-line-through-style="solid" style:text-line-through-type="single" officeooo:paragraph-rsid="00546a7a"/>
    </style:style>
    <style:style style:name="P43" style:family="paragraph" style:parent-style-name="Standard">
      <style:text-properties officeooo:paragraph-rsid="00546a7a"/>
    </style:style>
    <style:style style:name="P44" style:family="paragraph" style:parent-style-name="Standard">
      <style:text-properties officeooo:rsid="00b2f4f1" officeooo:paragraph-rsid="00b2f4f1"/>
    </style:style>
    <style:style style:name="P45" style:family="paragraph" style:parent-style-name="Standard">
      <style:text-properties officeooo:paragraph-rsid="005c7556"/>
    </style:style>
    <style:style style:name="P46" style:family="paragraph" style:parent-style-name="Standard">
      <style:text-properties officeooo:paragraph-rsid="00642a67"/>
    </style:style>
    <style:style style:name="P47" style:family="paragraph" style:parent-style-name="Standard">
      <style:text-properties officeooo:rsid="004fc68b" officeooo:paragraph-rsid="004fc68b"/>
    </style:style>
    <style:style style:name="P48" style:family="paragraph" style:parent-style-name="Standard">
      <style:text-properties officeooo:rsid="0051a970" officeooo:paragraph-rsid="0051a970"/>
    </style:style>
    <style:style style:name="P49" style:family="paragraph" style:parent-style-name="Standard">
      <style:text-properties officeooo:paragraph-rsid="0072d58e"/>
    </style:style>
    <style:style style:name="P50" style:family="paragraph" style:parent-style-name="Standard">
      <style:paragraph-properties fo:margin-top="0in" fo:margin-bottom="0in" loext:contextual-spacing="false"/>
      <style:text-properties fo:font-size="8pt" officeooo:rsid="0025b549" officeooo:paragraph-rsid="0066e7ac" style:font-size-asian="8pt" style:font-size-complex="8pt"/>
    </style:style>
    <style:style style:name="P51" style:family="paragraph" style:parent-style-name="Standard">
      <style:paragraph-properties fo:margin-top="0in" fo:margin-bottom="0in" loext:contextual-spacing="false"/>
      <style:text-properties fo:font-size="8pt" officeooo:rsid="00821823" officeooo:paragraph-rsid="008c0adb" style:font-size-asian="8pt" style:font-size-complex="8pt"/>
    </style:style>
    <style:style style:name="P52" style:family="paragraph" style:parent-style-name="Text_20_body">
      <style:paragraph-properties fo:margin-top="0in" fo:margin-bottom="0in" loext:contextual-spacing="false"/>
      <style:text-properties fo:font-size="8pt" officeooo:rsid="006993cf" officeooo:paragraph-rsid="006b8796" style:font-size-asian="7pt" style:font-size-complex="8pt"/>
    </style:style>
    <style:style style:name="P53" style:family="paragraph" style:parent-style-name="Text_20_body">
      <style:paragraph-properties fo:margin-top="0in" fo:margin-bottom="0in" loext:contextual-spacing="false"/>
      <style:text-properties fo:font-size="8pt" officeooo:rsid="007d15bd" officeooo:paragraph-rsid="0073ee34" style:font-size-asian="7pt" style:font-size-complex="8pt"/>
    </style:style>
    <style:style style:name="P54" style:family="paragraph" style:parent-style-name="Text_20_body">
      <style:paragraph-properties fo:margin-top="0in" fo:margin-bottom="0in" loext:contextual-spacing="false"/>
      <style:text-properties fo:font-size="8pt" officeooo:rsid="00967f56" officeooo:paragraph-rsid="00982283" style:font-size-asian="7pt" style:font-size-complex="8pt"/>
    </style:style>
    <style:style style:name="P55" style:family="paragraph" style:parent-style-name="Text_20_body">
      <style:paragraph-properties fo:margin-top="0in" fo:margin-bottom="0in" loext:contextual-spacing="false"/>
      <style:text-properties fo:font-size="8pt" officeooo:rsid="008f3ff1" officeooo:paragraph-rsid="008f3ff1" style:font-size-asian="7pt" style:font-size-complex="8pt"/>
    </style:style>
    <style:style style:name="P56" style:family="paragraph" style:parent-style-name="Text_20_body" style:list-style-name="L2">
      <style:paragraph-properties fo:margin-top="0in" fo:margin-bottom="0in" loext:contextual-spacing="false"/>
      <style:text-properties fo:font-size="8pt" officeooo:rsid="0049b26b" officeooo:paragraph-rsid="0091eff3" style:font-size-asian="7pt" style:font-size-complex="8pt"/>
    </style:style>
    <style:style style:name="P57" style:family="paragraph" style:parent-style-name="Text_20_body">
      <style:paragraph-properties fo:margin-top="0in" fo:margin-bottom="0in" loext:contextual-spacing="false"/>
      <style:text-properties fo:font-size="8pt" officeooo:rsid="0049b26b" officeooo:paragraph-rsid="0049b26b" style:font-size-asian="7pt" style:font-size-complex="8pt"/>
    </style:style>
    <style:style style:name="P58" style:family="paragraph" style:parent-style-name="Text_20_body">
      <style:paragraph-properties fo:margin-top="0in" fo:margin-bottom="0in" loext:contextual-spacing="false"/>
      <style:text-properties fo:font-size="8pt" officeooo:rsid="0072d58e" officeooo:paragraph-rsid="00c16999" style:font-size-asian="7pt" style:font-size-complex="8pt"/>
    </style:style>
    <style:style style:name="P59" style:family="paragraph" style:parent-style-name="Text_20_body" style:list-style-name="L3">
      <style:paragraph-properties fo:margin-top="0in" fo:margin-bottom="0in" loext:contextual-spacing="false"/>
      <style:text-properties fo:font-size="8pt" officeooo:rsid="00821823" officeooo:paragraph-rsid="0084f9f1" style:font-size-asian="7pt" style:font-size-complex="8pt"/>
    </style:style>
    <style:style style:name="P60" style:family="paragraph" style:parent-style-name="Text_20_body" style:list-style-name="L3">
      <style:paragraph-properties fo:margin-top="0in" fo:margin-bottom="0in" loext:contextual-spacing="false"/>
      <style:text-properties fo:font-size="8pt" officeooo:rsid="00821823" officeooo:paragraph-rsid="00821823" style:font-size-asian="7pt" style:font-size-complex="8pt"/>
    </style:style>
    <style:style style:name="P61" style:family="paragraph" style:parent-style-name="Text_20_body">
      <style:paragraph-properties fo:margin-top="0in" fo:margin-bottom="0in" loext:contextual-spacing="false"/>
      <style:text-properties fo:font-size="8pt" officeooo:rsid="00821823" officeooo:paragraph-rsid="0084f9f1" style:font-size-asian="7pt" style:font-size-complex="8pt"/>
    </style:style>
    <style:style style:name="P62" style:family="paragraph" style:parent-style-name="Text_20_body" style:list-style-name="L4">
      <style:paragraph-properties fo:margin-top="0in" fo:margin-bottom="0in" loext:contextual-spacing="false"/>
      <style:text-properties fo:font-size="8pt" officeooo:rsid="0084f9f1" officeooo:paragraph-rsid="0084f9f1" style:font-size-asian="7pt" style:font-size-complex="8pt"/>
    </style:style>
    <style:style style:name="P63" style:family="paragraph" style:parent-style-name="Text_20_body">
      <style:paragraph-properties fo:margin-top="0in" fo:margin-bottom="0in" loext:contextual-spacing="false"/>
      <style:text-properties fo:font-size="8pt" officeooo:rsid="0084f9f1" officeooo:paragraph-rsid="0084f9f1" style:font-size-asian="7pt" style:font-size-complex="8pt"/>
    </style:style>
    <style:style style:name="P64" style:family="paragraph" style:parent-style-name="Text_20_body" style:list-style-name="L5">
      <style:paragraph-properties fo:margin-top="0in" fo:margin-bottom="0in" loext:contextual-spacing="false"/>
      <style:text-properties fo:font-size="8pt" officeooo:rsid="00890547" officeooo:paragraph-rsid="00890547" style:font-size-asian="7pt" style:font-size-complex="8pt"/>
    </style:style>
    <style:style style:name="P65" style:family="paragraph" style:parent-style-name="Text_20_body">
      <style:paragraph-properties fo:margin-top="0in" fo:margin-bottom="0in" loext:contextual-spacing="false"/>
      <style:text-properties fo:font-size="8pt" officeooo:rsid="00b73e89" officeooo:paragraph-rsid="00bf9ed1" style:font-size-asian="7pt" style:font-size-complex="8pt"/>
    </style:style>
    <style:style style:name="P66" style:family="paragraph" style:parent-style-name="Text_20_body">
      <style:paragraph-properties fo:margin-top="0in" fo:margin-bottom="0in" loext:contextual-spacing="false"/>
      <style:text-properties fo:font-size="8pt" officeooo:rsid="0074d55f" officeooo:paragraph-rsid="0074d55f" style:font-size-asian="7pt" style:font-size-complex="8pt"/>
    </style:style>
    <style:style style:name="P67" style:family="paragraph" style:parent-style-name="Text_20_body">
      <style:paragraph-properties fo:margin-top="0in" fo:margin-bottom="0in" loext:contextual-spacing="false"/>
      <style:text-properties fo:font-size="8pt" officeooo:paragraph-rsid="003b56f5" style:font-size-asian="8pt" style:font-size-complex="8pt"/>
    </style:style>
    <style:style style:name="P68" style:family="paragraph" style:parent-style-name="Text_20_body">
      <style:paragraph-properties fo:margin-top="0in" fo:margin-bottom="0in" loext:contextual-spacing="false"/>
      <style:text-properties fo:font-size="8pt" officeooo:paragraph-rsid="00c16999" style:font-size-asian="8pt" style:font-size-complex="8pt"/>
    </style:style>
    <style:style style:name="P69" style:family="paragraph" style:parent-style-name="Text_20_body" style:list-style-name="L1">
      <style:paragraph-properties fo:margin-top="0in" fo:margin-bottom="0in" loext:contextual-spacing="false"/>
      <style:text-properties officeooo:paragraph-rsid="00936245"/>
    </style:style>
    <style:style style:name="P70" style:family="paragraph" style:parent-style-name="Text_20_body" style:list-style-name="L1">
      <style:paragraph-properties fo:margin-top="0in" fo:margin-bottom="0in" loext:contextual-spacing="false"/>
      <style:text-properties officeooo:paragraph-rsid="009a43a2"/>
    </style:style>
    <style:style style:name="P71" style:family="paragraph" style:parent-style-name="Text_20_body" style:list-style-name="L1">
      <style:paragraph-properties fo:margin-top="0in" fo:margin-bottom="0in" loext:contextual-spacing="false"/>
      <style:text-properties officeooo:paragraph-rsid="0091eff3"/>
    </style:style>
    <style:style style:name="P72" style:family="paragraph" style:parent-style-name="Text_20_body" style:list-style-name="L1">
      <style:paragraph-properties fo:margin-top="0in" fo:margin-bottom="0in" loext:contextual-spacing="false"/>
      <style:text-properties officeooo:paragraph-rsid="0098bf6e"/>
    </style:style>
    <style:style style:name="P73" style:family="paragraph" style:parent-style-name="Text_20_body" style:list-style-name="L1">
      <style:paragraph-properties fo:margin-top="0in" fo:margin-bottom="0in" loext:contextual-spacing="false"/>
      <style:text-properties officeooo:paragraph-rsid="009e77df"/>
    </style:style>
    <style:style style:name="P74" style:family="paragraph" style:parent-style-name="Text_20_body" style:list-style-name="L1">
      <style:paragraph-properties fo:margin-top="0in" fo:margin-bottom="0in" loext:contextual-spacing="false"/>
      <style:text-properties officeooo:paragraph-rsid="008f3ff1"/>
    </style:style>
    <style:style style:name="P75" style:family="paragraph" style:parent-style-name="Text_20_body" style:list-style-name="L1">
      <style:paragraph-properties fo:margin-top="0in" fo:margin-bottom="0in" loext:contextual-spacing="false"/>
      <style:text-properties officeooo:rsid="0098bf6e" officeooo:paragraph-rsid="0098bf6e"/>
    </style:style>
    <style:style style:name="P76" style:family="paragraph" style:parent-style-name="Text_20_body" style:list-style-name="L3">
      <style:paragraph-properties fo:margin-top="0in" fo:margin-bottom="0in" loext:contextual-spacing="false"/>
      <style:text-properties officeooo:paragraph-rsid="0084f9f1"/>
    </style:style>
    <style:style style:name="P77" style:family="paragraph" style:parent-style-name="Text_20_body" style:list-style-name="L3">
      <style:paragraph-properties fo:margin-top="0in" fo:margin-bottom="0in" loext:contextual-spacing="false"/>
      <style:text-properties officeooo:rsid="008bef4b" officeooo:paragraph-rsid="008bef4b"/>
    </style:style>
    <style:style style:name="P78" style:family="paragraph" style:parent-style-name="Text_20_body" style:list-style-name="L4">
      <style:paragraph-properties fo:margin-top="0in" fo:margin-bottom="0in" loext:contextual-spacing="false"/>
      <style:text-properties officeooo:paragraph-rsid="008634a2"/>
    </style:style>
    <style:style style:name="P79" style:family="paragraph" style:parent-style-name="Text_20_body" style:list-style-name="L4">
      <style:paragraph-properties fo:margin-top="0in" fo:margin-bottom="0in" loext:contextual-spacing="false"/>
      <style:text-properties officeooo:rsid="008634a2" officeooo:paragraph-rsid="008634a2"/>
    </style:style>
    <style:style style:name="P80" style:family="paragraph" style:parent-style-name="Text_20_body" style:list-style-name="L6">
      <style:paragraph-properties fo:margin-top="0in" fo:margin-bottom="0in" loext:contextual-spacing="false"/>
    </style:style>
    <style:style style:name="P81" style:family="paragraph" style:parent-style-name="Text_20_body" style:list-style-name="L7">
      <style:paragraph-properties fo:margin-top="0in" fo:margin-bottom="0in" loext:contextual-spacing="false"/>
    </style:style>
    <style:style style:name="P82" style:family="paragraph" style:parent-style-name="Text_20_body">
      <style:paragraph-properties fo:margin-top="0in" fo:margin-bottom="0in" loext:contextual-spacing="false"/>
      <style:text-properties officeooo:rsid="0049b26b" officeooo:paragraph-rsid="0049b26b"/>
    </style:style>
    <style:style style:name="P83" style:family="paragraph" style:parent-style-name="Text_20_body">
      <style:paragraph-properties fo:margin-top="0in" fo:margin-bottom="0in" loext:contextual-spacing="false"/>
      <style:text-properties officeooo:paragraph-rsid="0072d58e"/>
    </style:style>
    <style:style style:name="P84" style:family="paragraph" style:parent-style-name="Text_20_body">
      <style:paragraph-properties fo:margin-top="0in" fo:margin-bottom="0in" loext:contextual-spacing="false"/>
      <style:text-properties fo:font-size="12pt" officeooo:paragraph-rsid="0072d58e" style:font-size-asian="12pt" style:font-size-complex="12pt"/>
    </style:style>
    <style:style style:name="P85" style:family="paragraph" style:parent-style-name="Text_20_body">
      <style:paragraph-properties fo:margin-top="0in" fo:margin-bottom="0in" loext:contextual-spacing="false"/>
      <style:text-properties fo:font-size="12pt" officeooo:rsid="00c16999" officeooo:paragraph-rsid="00c16999" style:font-size-asian="12pt" style:font-size-complex="12pt"/>
    </style:style>
    <style:style style:name="T1" style:family="text">
      <style:text-properties officeooo:rsid="0017453e"/>
    </style:style>
    <style:style style:name="T2" style:family="text">
      <style:text-properties officeooo:rsid="001ae501"/>
    </style:style>
    <style:style style:name="T3" style:family="text">
      <style:text-properties officeooo:rsid="00206f79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8pt" style:font-size-asian="7pt" style:font-size-complex="8pt"/>
    </style:style>
    <style:style style:name="T6" style:family="text">
      <style:text-properties fo:font-size="8pt" officeooo:rsid="0047d8af" style:font-size-asian="7pt" style:font-size-complex="8pt"/>
    </style:style>
    <style:style style:name="T7" style:family="text">
      <style:text-properties fo:font-size="8pt" officeooo:rsid="0048e5a0" style:font-size-asian="7pt" style:font-size-complex="8pt"/>
    </style:style>
    <style:style style:name="T8" style:family="text">
      <style:text-properties fo:font-size="8pt" officeooo:rsid="00494160" style:font-size-asian="7pt" style:font-size-complex="8pt"/>
    </style:style>
    <style:style style:name="T9" style:family="text">
      <style:text-properties fo:font-size="8pt" officeooo:rsid="0049b26b" style:font-size-asian="7pt" style:font-size-complex="8pt"/>
    </style:style>
    <style:style style:name="T10" style:family="text">
      <style:text-properties fo:font-size="8pt" officeooo:rsid="004f4905" style:font-size-asian="7pt" style:font-size-complex="8pt"/>
    </style:style>
    <style:style style:name="T11" style:family="text">
      <style:text-properties fo:font-size="8pt" officeooo:rsid="004fc68b" style:font-size-asian="7pt" style:font-size-complex="8pt"/>
    </style:style>
    <style:style style:name="T12" style:family="text">
      <style:text-properties fo:font-size="8pt" officeooo:rsid="0052a24e" style:font-size-asian="7pt" style:font-size-complex="8pt"/>
    </style:style>
    <style:style style:name="T13" style:family="text">
      <style:text-properties fo:font-size="8pt" officeooo:rsid="00564833" style:font-size-asian="7pt" style:font-size-complex="8pt"/>
    </style:style>
    <style:style style:name="T14" style:family="text">
      <style:text-properties fo:font-size="8pt" officeooo:rsid="00682296" style:font-size-asian="7pt" style:font-size-complex="8pt"/>
    </style:style>
    <style:style style:name="T15" style:family="text">
      <style:text-properties fo:font-size="8pt" officeooo:rsid="0068d17c" style:font-size-asian="7pt" style:font-size-complex="8pt"/>
    </style:style>
    <style:style style:name="T16" style:family="text">
      <style:text-properties fo:font-size="8pt" officeooo:rsid="006b8796" style:font-size-asian="7pt" style:font-size-complex="8pt"/>
    </style:style>
    <style:style style:name="T17" style:family="text">
      <style:text-properties fo:font-size="8pt" officeooo:rsid="006993cf" style:font-size-asian="7pt" style:font-size-complex="8pt"/>
    </style:style>
    <style:style style:name="T18" style:family="text">
      <style:text-properties fo:font-size="8pt" officeooo:rsid="006cea02" style:font-size-asian="7pt" style:font-size-complex="8pt"/>
    </style:style>
    <style:style style:name="T19" style:family="text">
      <style:text-properties fo:font-size="8pt" officeooo:rsid="0072d58e" style:font-size-asian="7pt" style:font-size-complex="8pt"/>
    </style:style>
    <style:style style:name="T20" style:family="text">
      <style:text-properties fo:font-size="8pt" officeooo:rsid="00821823" style:font-size-asian="7pt" style:font-size-complex="8pt"/>
    </style:style>
    <style:style style:name="T21" style:family="text">
      <style:text-properties fo:font-size="8pt" officeooo:rsid="0084f9f1" style:font-size-asian="7pt" style:font-size-complex="8pt"/>
    </style:style>
    <style:style style:name="T22" style:family="text">
      <style:text-properties fo:font-size="8pt" officeooo:rsid="008634a2" style:font-size-asian="7pt" style:font-size-complex="8pt"/>
    </style:style>
    <style:style style:name="T23" style:family="text">
      <style:text-properties fo:font-size="8pt" officeooo:rsid="0089f417" style:font-size-asian="7pt" style:font-size-complex="8pt"/>
    </style:style>
    <style:style style:name="T24" style:family="text">
      <style:text-properties fo:font-size="8pt" officeooo:rsid="008bef4b" style:font-size-asian="7pt" style:font-size-complex="8pt"/>
    </style:style>
    <style:style style:name="T25" style:family="text">
      <style:text-properties fo:font-size="8pt" officeooo:rsid="008f223e" style:font-size-asian="7pt" style:font-size-complex="8pt"/>
    </style:style>
    <style:style style:name="T26" style:family="text">
      <style:text-properties fo:font-size="8pt" officeooo:rsid="008f3ff1" style:font-size-asian="7pt" style:font-size-complex="8pt"/>
    </style:style>
    <style:style style:name="T27" style:family="text">
      <style:text-properties fo:font-size="8pt" officeooo:rsid="00901c73" style:font-size-asian="7pt" style:font-size-complex="8pt"/>
    </style:style>
    <style:style style:name="T28" style:family="text">
      <style:text-properties fo:font-size="8pt" officeooo:rsid="0091baef" style:font-size-asian="7pt" style:font-size-complex="8pt"/>
    </style:style>
    <style:style style:name="T29" style:family="text">
      <style:text-properties fo:font-size="8pt" officeooo:rsid="0091eff3" style:font-size-asian="7pt" style:font-size-complex="8pt"/>
    </style:style>
    <style:style style:name="T30" style:family="text">
      <style:text-properties fo:font-size="8pt" officeooo:rsid="00936245" style:font-size-asian="7pt" style:font-size-complex="8pt"/>
    </style:style>
    <style:style style:name="T31" style:family="text">
      <style:text-properties fo:font-size="8pt" officeooo:rsid="00982283" style:font-size-asian="7pt" style:font-size-complex="8pt"/>
    </style:style>
    <style:style style:name="T32" style:family="text">
      <style:text-properties fo:font-size="8pt" officeooo:rsid="009d2472" style:font-size-asian="7pt" style:font-size-complex="8pt"/>
    </style:style>
    <style:style style:name="T33" style:family="text">
      <style:text-properties fo:font-size="8pt" officeooo:rsid="009e77df" style:font-size-asian="7pt" style:font-size-complex="8pt"/>
    </style:style>
    <style:style style:name="T34" style:family="text">
      <style:text-properties fo:font-size="8pt" officeooo:rsid="00a21b90" style:font-size-asian="7pt" style:font-size-complex="8pt"/>
    </style:style>
    <style:style style:name="T35" style:family="text">
      <style:text-properties fo:font-size="8pt" officeooo:rsid="00aafc20" style:font-size-asian="7pt" style:font-size-complex="8pt"/>
    </style:style>
    <style:style style:name="T36" style:family="text">
      <style:text-properties fo:font-size="8pt" style:font-size-asian="8pt" style:font-size-complex="8pt"/>
    </style:style>
    <style:style style:name="T37" style:family="text">
      <style:text-properties fo:font-size="8pt" officeooo:rsid="004b01e5" style:font-size-asian="8pt" style:font-size-complex="8pt"/>
    </style:style>
    <style:style style:name="T38" style:family="text">
      <style:text-properties fo:font-size="8pt" officeooo:rsid="0049b26b" style:font-size-asian="8pt" style:font-size-complex="8pt"/>
    </style:style>
    <style:style style:name="T39" style:family="text">
      <style:text-properties fo:font-size="8pt" officeooo:rsid="004f4905" style:font-size-asian="8pt" style:font-size-complex="8pt"/>
    </style:style>
    <style:style style:name="T40" style:family="text">
      <style:text-properties fo:font-size="8pt" officeooo:rsid="004fc68b" style:font-size-asian="8pt" style:font-size-complex="8pt"/>
    </style:style>
    <style:style style:name="T41" style:family="text">
      <style:text-properties fo:font-size="8pt" officeooo:rsid="0052a24e" style:font-size-asian="8pt" style:font-size-complex="8pt"/>
    </style:style>
    <style:style style:name="T42" style:family="text">
      <style:text-properties fo:font-size="8pt" officeooo:rsid="00546a7a" style:font-size-asian="8pt" style:font-size-complex="8pt"/>
    </style:style>
    <style:style style:name="T43" style:family="text">
      <style:text-properties fo:font-size="8pt" officeooo:rsid="005ac453" style:font-size-asian="8pt" style:font-size-complex="8pt"/>
    </style:style>
    <style:style style:name="T44" style:family="text">
      <style:text-properties fo:font-size="8pt" officeooo:rsid="005b4b96" style:font-size-asian="8pt" style:font-size-complex="8pt"/>
    </style:style>
    <style:style style:name="T45" style:family="text">
      <style:text-properties fo:font-size="8pt" officeooo:rsid="00241261" style:font-size-asian="8pt" style:font-size-complex="8pt"/>
    </style:style>
    <style:style style:name="T46" style:family="text">
      <style:text-properties fo:font-size="8pt" officeooo:rsid="005e11b6" style:font-size-asian="8pt" style:font-size-complex="8pt"/>
    </style:style>
    <style:style style:name="T47" style:family="text">
      <style:text-properties fo:font-size="8pt" officeooo:rsid="005ff07b" style:font-size-asian="8pt" style:font-size-complex="8pt"/>
    </style:style>
    <style:style style:name="T48" style:family="text">
      <style:text-properties fo:font-size="8pt" officeooo:rsid="0061999c" style:font-size-asian="8pt" style:font-size-complex="8pt"/>
    </style:style>
    <style:style style:name="T49" style:family="text">
      <style:text-properties fo:font-size="8pt" officeooo:rsid="0062bbed" style:font-size-asian="8pt" style:font-size-complex="8pt"/>
    </style:style>
    <style:style style:name="T50" style:family="text">
      <style:text-properties fo:font-size="8pt" officeooo:rsid="006371de" style:font-size-asian="8pt" style:font-size-complex="8pt"/>
    </style:style>
    <style:style style:name="T51" style:family="text">
      <style:text-properties fo:font-size="8pt" officeooo:rsid="0025a94c" style:font-size-asian="8pt" style:font-size-complex="8pt"/>
    </style:style>
    <style:style style:name="T52" style:family="text">
      <style:text-properties fo:font-size="8pt" officeooo:rsid="0065194d" style:font-size-asian="8pt" style:font-size-complex="8pt"/>
    </style:style>
    <style:style style:name="T53" style:family="text">
      <style:text-properties fo:font-size="8pt" officeooo:rsid="008bef4b" style:font-size-asian="8pt" style:font-size-complex="8pt"/>
    </style:style>
    <style:style style:name="T54" style:family="text">
      <style:text-properties fo:font-size="8pt" officeooo:rsid="008c0adb" style:font-size-asian="8pt" style:font-size-complex="8pt"/>
    </style:style>
    <style:style style:name="T55" style:family="text">
      <style:text-properties fo:font-size="8pt" officeooo:rsid="00206f79" style:font-size-asian="8pt" style:font-size-complex="8pt"/>
    </style:style>
    <style:style style:name="T56" style:family="text">
      <style:text-properties fo:font-size="8pt" officeooo:rsid="00a8d983" style:font-size-asian="8pt" style:font-size-complex="8pt"/>
    </style:style>
    <style:style style:name="T57" style:family="text">
      <style:text-properties fo:font-size="8pt" officeooo:rsid="00a9e31c" style:font-size-asian="8pt" style:font-size-complex="8pt"/>
    </style:style>
    <style:style style:name="T58" style:family="text">
      <style:text-properties fo:font-size="8pt" officeooo:rsid="00aafc20" style:font-size-asian="8pt" style:font-size-complex="8pt"/>
    </style:style>
    <style:style style:name="T59" style:family="text">
      <style:text-properties fo:font-size="8pt" officeooo:rsid="00ae96a9" style:font-size-asian="8pt" style:font-size-complex="8pt"/>
    </style:style>
    <style:style style:name="T60" style:family="text">
      <style:text-properties fo:font-size="8pt" officeooo:rsid="00af04d2" style:font-size-asian="8pt" style:font-size-complex="8pt"/>
    </style:style>
    <style:style style:name="T61" style:family="text">
      <style:text-properties fo:font-size="8pt" officeooo:rsid="00af66ad" style:font-size-asian="8pt" style:font-size-complex="8pt"/>
    </style:style>
    <style:style style:name="T62" style:family="text">
      <style:text-properties fo:font-size="8pt" officeooo:rsid="00b3afc2" style:font-size-asian="8pt" style:font-size-complex="8pt"/>
    </style:style>
    <style:style style:name="T63" style:family="text">
      <style:text-properties fo:font-size="8pt" officeooo:rsid="005c7556" style:font-size-asian="8pt" style:font-size-complex="8pt"/>
    </style:style>
    <style:style style:name="T64" style:family="text">
      <style:text-properties fo:font-size="8pt" officeooo:rsid="001ae501" style:font-size-asian="8pt" style:font-size-complex="8pt"/>
    </style:style>
    <style:style style:name="T65" style:family="text">
      <style:text-properties fo:font-size="8pt" officeooo:rsid="00c16999" style:font-size-asian="8pt" style:font-size-complex="8pt"/>
    </style:style>
    <style:style style:name="T66" style:family="text">
      <style:text-properties officeooo:rsid="0049b26b"/>
    </style:style>
    <style:style style:name="T67" style:family="text">
      <style:text-properties officeooo:rsid="005ac453"/>
    </style:style>
    <style:style style:name="T68" style:family="text">
      <style:text-properties officeooo:rsid="005ff07b"/>
    </style:style>
    <style:style style:name="T69" style:family="text">
      <style:text-properties officeooo:rsid="00642a67"/>
    </style:style>
    <style:style style:name="T70" style:family="text">
      <style:text-properties officeooo:rsid="0065194d"/>
    </style:style>
    <style:style style:name="T71" style:family="text">
      <style:text-properties officeooo:rsid="00668b45"/>
    </style:style>
    <style:style style:name="T72" style:family="text">
      <style:text-properties officeooo:rsid="0066e7ac"/>
    </style:style>
    <style:style style:name="T73" style:family="text">
      <style:text-properties officeooo:rsid="0072d58e"/>
    </style:style>
    <style:style style:name="T74" style:family="text">
      <style:text-properties officeooo:rsid="0074d55f"/>
    </style:style>
    <style:style style:name="T75" style:family="text">
      <style:text-properties officeooo:rsid="007d92be"/>
    </style:style>
    <style:style style:name="T76" style:family="text">
      <style:text-properties officeooo:rsid="00821823"/>
    </style:style>
    <style:style style:name="T77" style:family="text">
      <style:text-properties officeooo:rsid="0084f9f1"/>
    </style:style>
    <style:style style:name="T78" style:family="text">
      <style:text-properties officeooo:rsid="008872ef"/>
    </style:style>
    <style:style style:name="T79" style:family="text">
      <style:text-properties officeooo:rsid="00890547"/>
    </style:style>
    <style:style style:name="T80" style:family="text">
      <style:text-properties officeooo:rsid="0089f417"/>
    </style:style>
    <style:style style:name="T81" style:family="text">
      <style:text-properties officeooo:rsid="008c0adb"/>
    </style:style>
    <style:style style:name="T82" style:family="text">
      <style:text-properties officeooo:rsid="0091eff3"/>
    </style:style>
    <style:style style:name="T83" style:family="text">
      <style:text-properties officeooo:rsid="00a21b90"/>
    </style:style>
    <style:style style:name="T84" style:family="text">
      <style:text-properties officeooo:rsid="00a9e31c"/>
    </style:style>
    <style:style style:name="T85" style:family="text">
      <style:text-properties officeooo:rsid="00ae96a9"/>
    </style:style>
    <style:style style:name="T86" style:family="text">
      <style:text-properties officeooo:rsid="00af04d2"/>
    </style:style>
    <style:style style:name="T87" style:family="text">
      <style:text-properties officeooo:rsid="00b3afc2"/>
    </style:style>
    <style:style style:name="T88" style:family="text">
      <style:text-properties officeooo:rsid="008bef4b"/>
    </style:style>
    <style:style style:name="T89" style:family="text">
      <style:text-properties officeooo:rsid="00c169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<text:bookmark text:name="firstHeading"/>Спецификация требований к проектируемому ПО</text:h>
      <text:h text:style-name="P26" text:outline-level="2"><text:bookmark text:name="Пример_организации_структуры_SRS_на_основе_стандарта_ISO/IEC/IEEE_29148:2011[1]"/>ISO/IEC/IEEE 29148:2011</text:h>
      <text:p text:style-name="P3"><text:a xlink:type="simple" xlink:href="https://ru.wikipedia.org/wiki/Спецификация_требований_программного_обеспечения" text:style-name="Internet_20_link" text:visited-style-name="Visited_20_Internet_20_Link">https://ru.wikipedia.org/wiki/%D0%A1%D0%BF%D0%B5%D1%86%D0%B8%D1%84%D0%B8%D0%BA%D0%B0%D1%86%D0%B8%D1%8F_%D1%82%D1%80%D0%B5%D0%B1%D0%BE%D0%B2%D0%B0%D0%BD%D0%B8%D0%B9_%D0%BF%D1%80%D0%BE%D0%B3%D1%80%D0%B0%D0%BC%D0%BC%D0%BD%D0%BE%D0%B3%D0%BE_%D0%BE%D0%B1%D0%B5%D1%81%D0%BF%D0%B5%D1%87%D0%B5%D0%BD%D0%B8%D1%8F</text:a></text:p>
      <text:p text:style-name="P2"/>
      <text:p text:style-name="P1"><text:span text:style-name="T1">Разработать систему управления API (</text:span><text:span text:style-name="Emphasis">API Management</text:span><text:span text:style-name="T1">) </text:span></text:p>
      <text:p text:style-name="P1"/>
      <text:p text:style-name="P4"><text:span text:style-name="T4">Введение</text:span> </text:p>
      <text:p text:style-name="P4"/>
      <text:p text:style-name="P4">Цели </text:p>
      <text:p text:style-name="P52"><text:s/></text:p>
      <text:p text:style-name="P18"><text:span text:style-name="T16">Разработать систему для унифицированной, единообразной публикации REST </text:span><text:span text:style-name="T17">сервисов </text:span><text:span text:style-name="T16">описанных при помощи спецификации OpenAPI</text:span><text:span text:style-name="T17"> </text:span><text:span text:style-name="T16">с целью предоставления возможности поиска и вызова данных сервисов потребител</text:span><text:span text:style-name="T18">ями, а так же с целью унифицированного контроля, управления и монетизации данных взаимодействий владельцем системы.</text:span></text:p>
      <text:p text:style-name="P8"/>
      <text:p text:style-name="P4">Соглашения о терминах <text:span text:style-name="T83">(Предметная область)</text:span></text:p>
      <text:p text:style-name="P50"/>
      <text:p text:style-name="P65">см. документ определеяющий предметную область Domain_draft_1.odt </text:p>
      <text:p text:style-name="P82"/>
      <text:p text:style-name="P4">Предполагаемая аудитория и последовательность восприятия </text:p>
      <text:p text:style-name="P9"/>
      <text:p text:style-name="P17"><text:span text:style-name="T15">Крупные организации у которых есть потребности </text:span><text:span text:style-name="T18">в </text:span><text:span text:style-name="T15">унификации </text:span><text:span text:style-name="T18">публикации, управления </text:span><text:span text:style-name="T15">и контрол</text:span><text:span text:style-name="T18">я</text:span><text:span text:style-name="T15"> большого количества взаимодействий внешних и внутренних потребителей API с внутренними и внешними по</text:span><text:span text:style-name="T35">c</text:span><text:span text:style-name="T15">тавщиками API.</text:span></text:p>
      <text:p text:style-name="P9"/>
      <text:p text:style-name="P4">Масштаб проекта </text:p>
      <text:p text:style-name="P16">Система должна помочь крупным организациям улучшить клиентский опыт потребителей их сервисов, <text:span text:style-name="T74">а так же сократить расходы и время на публикацию внутренних сервисов для поставщиков, упростить и улучшить вн</text:span><text:span text:style-name="T75">у</text:span><text:span text:style-name="T74">тренний контроль за данными взаимодействиями. Так же, если организация имеет какое-то подобие экосистемы, то, в принципе, разрабатываемая система становится местом где любые участники экосистемы могут разместить свои сервисы, а другие найти их и воспользоваться. </text:span></text:p>
      <text:p text:style-name="P15"/>
      <text:p text:style-name="Text_20_body">Ссылки на источники</text:p>
      <text:p text:style-name="P23">-</text:p>
      <text:p text:style-name="Text_20_body"/>
      <text:p text:style-name="P5">Общее описание </text:p>
      <text:p text:style-name="P5"/>
      <text:p text:style-name="P4">Видение продукта </text:p>
      <text:p text:style-name="P4"/>
      <text:p text:style-name="P12">Предполагается что система будет под лицензией Apache 2.0</text:p>
      <text:p text:style-name="P53">??? <text:s/></text:p>
      <text:p text:style-name="P4"/>
      <text:p text:style-name="P6">Функциональность продукта</text:p>
      <text:p text:style-name="P6"/>
      <text:p text:style-name="P19"><text:span text:style-name="T25">Система</text:span><text:span text:style-name="T7"> </text:span><text:span text:style-name="T27">предоставляет</text:span><text:span text:style-name="T25"> возможность </text:span><text:span text:style-name="T28">потавщикам API</text:span><text:span text:style-name="T6"> публик</text:span><text:span text:style-name="T28">овать</text:span><text:span text:style-name="T6"> программны</text:span><text:span text:style-name="T28">е</text:span><text:span text:style-name="T6"> интерфейс</text:span><text:span text:style-name="T28">ы</text:span><text:span text:style-name="T7"> </text:span><text:span text:style-name="T25">REST</text:span><text:span text:style-name="T6"> приложений </text:span><text:span text:style-name="T7">и сервисов </text:span><text:span text:style-name="T27">в </text:span><text:span text:style-name="T25">виде OpenAPI спецификации с последующим размещением </text:span><text:span text:style-name="T26">API </text:span><text:span text:style-name="T25">в среде выполения (шлюзы API) и</text:span><text:span text:style-name="T7"> инкапсуляци</text:span><text:span text:style-name="T25">ей</text:span><text:span text:style-name="T10"> </text:span><text:span text:style-name="T7">сервисов </text:span><text:span text:style-name="T28">поставщиков</text:span><text:span text:style-name="T7"> </text:span><text:span text:style-name="T26">за этой средой</text:span><text:span text:style-name="T6">.</text:span></text:p>
      <text:p text:style-name="P20"><text:span text:style-name="T6">С</text:span><text:span text:style-name="T5">истема предоставляет возможность потребителям API создавать приложения, осуществять поиск среди опубликованных API, подписывать приложения на тарифные планы </text:span><text:span text:style-name="T29">API</text:span><text:span text:style-name="T5">, </text:span><text:span text:style-name="T29">получать Api-Key или Access Token, </text:span><text:span text:style-name="T5">осуществлять вызовы </text:span><text:span text:style-name="T29">API.</text:span></text:p>
      <text:p text:style-name="P21"><text:soft-page-break/><text:span text:style-name="T29">Система предоставляет возможность владельцам и сопровождению</text:span><text:span text:style-name="T5"> </text:span><text:span text:style-name="T29">контролировать взаимодействие между приложениями и сервисами, наследуюя все возможности потребителей и поставщиков, а так же имея дополнительные возможности по просмотру логов событий и аудита, просмотру статистики вызовов и метрик среды выполнения. </text:span></text:p>
      <text:p text:style-name="P54"/>
      <text:p text:style-name="P55"/>
      <text:p text:style-name="P22"><text:span text:style-name="T26">С</text:span><text:span text:style-name="T5">ледующие пункты подробно расписаны в блоках “Функциональность системы”.</text:span></text:p>
      <text:p text:style-name="P19"><text:span text:style-name="T27">Система реализует</text:span><text:span text:style-name="T8"> </text:span><text:span text:style-name="T27">следующие </text:span><text:span text:style-name="T8">функции,</text:span><text:span text:style-name="T27"> механизмы </text:span><text:span text:style-name="T29">и инструменты </text:span><text:span text:style-name="T34">в порядке приоритета от большего к низшему</text:span><text:span text:style-name="T26">:</text:span></text:p>
      <text:list xml:id="list2247406415" text:style-name="L1">
        <text:list-item>
          <text:p text:style-name="P69"><text:span text:style-name="T9">публикаци</text:span><text:span text:style-name="T29">я</text:span><text:span text:style-name="T9"> </text:span><text:span text:style-name="T30">REST интерфейса сервиса </text:span><text:span text:style-name="T9">в системе </text:span><text:span text:style-name="T30">в формате</text:span><text:span text:style-name="T29"> </text:span><text:span text:style-name="T30">OpenAPI</text:span><text:span text:style-name="T29">;</text:span></text:p>
        </text:list-item>
        <text:list-item>
          <text:p text:style-name="P70"><text:span text:style-name="T8">управлени</text:span><text:span text:style-name="T14">я </text:span><text:span text:style-name="T27">конфигурацией вызова серсивов API</text:span><text:span text:style-name="T8">;</text:span></text:p>
        </text:list-item>
        <text:list-item>
          <text:p text:style-name="P71"><text:span text:style-name="T31">размещение</text:span><text:span text:style-name="T30"> API в сред</text:span><text:span text:style-name="T31">е</text:span><text:span text:style-name="T30"> выполнения </text:span><text:span text:style-name="T31">(API Gateway);</text:span></text:p>
        </text:list-item>
        <text:list-item>
          <text:p text:style-name="P75"><text:span text:style-name="T31">с</text:span><text:span text:style-name="T5">оздание приложений, </text:span><text:span text:style-name="T33">размещение в среде выполнения, </text:span><text:span text:style-name="T5">подписка на план опубликованного API;</text:span></text:p>
        </text:list-item>
        <text:list-item>
          <text:p text:style-name="P72"><text:span text:style-name="T7">применени</text:span><text:span text:style-name="T27">е</text:span><text:span text:style-name="T7"> политик оработки вызовов </text:span><text:span text:style-name="T27">API</text:span><text:span text:style-name="T7">;</text:span></text:p>
        </text:list-item>
        <text:list-item>
          <text:p text:style-name="P73"><text:span text:style-name="T11">концепци</text:span><text:span text:style-name="T33">я</text:span><text:span text:style-name="T11"> зон размещения для сервисов поставщика и приложений потребителя. Реализ</text:span><text:span text:style-name="T32">ует</text:span><text:span text:style-name="T11"> возможность построения таблицы </text:span><text:span text:style-name="T12">принадлежности к</text:span><text:span text:style-name="T11"> зонами размещения с применением определенных правил к обработке вызова </text:span><text:span text:style-name="T13">в соответствии с маршрутом его прохождения</text:span></text:p>
        </text:list-item>
        <text:list-item>
          <text:p text:style-name="P74"><text:span text:style-name="T7">управлени</text:span><text:span text:style-name="T27">е</text:span><text:span text:style-name="T7"> </text:span><text:span text:style-name="T8">и контрол</text:span><text:span text:style-name="T27">ь</text:span><text:span text:style-name="T8"> </text:span><text:span text:style-name="T7">доступ</text:span><text:span text:style-name="T8">а</text:span><text:span text:style-name="T7"> к</text:span><text:span text:style-name="T8"> </text:span><text:span text:style-name="T27">опубликованым API;</text:span><text:span text:style-name="T8"> <text:s text:c="2"/></text:span></text:p>
        </text:list-item>
        <text:list-item>
          <text:p text:style-name="P74"><text:span text:style-name="T8">управлени</text:span><text:span text:style-name="T30">е</text:span><text:span text:style-name="T8"> масштабируемостью программных компонентов </text:span><text:span text:style-name="T30">среды выполнения</text:span><text:span text:style-name="T8"> </text:span></text:p>
        </text:list-item>
        <text:list-item>
          <text:p text:style-name="P74"><text:span text:style-name="T8">функции по сбору и анализу статистики вызовов </text:span><text:span text:style-name="T9"><text:s/></text:span></text:p>
        </text:list-item>
      </text:list>
      <text:list xml:id="list3544164607" text:style-name="L2">
        <text:list-item>
          <text:p text:style-name="P56">управления пользователями и их ролями. </text:p>
        </text:list-item>
      </text:list>
      <text:p text:style-name="P6"/>
      <text:p text:style-name="P6">Классы и характеристики пользователей</text:p>
      <text:p text:style-name="P6"/>
      <text:p text:style-name="P11">Поставщики API – <text:span text:style-name="T76">пользователи системы которые должны иметь возможность:</text:span></text:p>
      <text:list xml:id="list84083157" text:style-name="L3">
        <text:list-item>
          <text:p text:style-name="P59">публиковать в системе описание программных интерфейсов своих сервисов в виде спецификации OpenAPI;</text:p>
        </text:list-item>
        <text:list-item>
          <text:p text:style-name="P60">управлять жизненным циклом API: старт и остановка API;</text:p>
        </text:list-item>
        <text:list-item>
          <text:p text:style-name="P60">управлять жизненным циклом подписок на API: удаление подписки, пауза подписки;</text:p>
        </text:list-item>
        <text:list-item>
          <text:p text:style-name="P59">управлять рейт лимитами на подписку;</text:p>
        </text:list-item>
        <text:list-item>
          <text:p text:style-name="P76"><text:span text:style-name="T20">управлять рейт лимитами на </text:span><text:span text:style-name="T21">API;</text:span></text:p>
        </text:list-item>
        <text:list-item>
          <text:p text:style-name="P76"><text:span text:style-name="T20">управлять </text:span><text:span text:style-name="T21">конфигурацией эндпоинтов API;</text:span></text:p>
        </text:list-item>
        <text:list-item>
          <text:p text:style-name="P77"><text:span text:style-name="T21">у</text:span><text:span text:style-name="T5">правлять тарифными планами.</text:span></text:p>
        </text:list-item>
      </text:list>
      <text:p text:style-name="P61"><text:s/></text:p>
      <text:p text:style-name="P11">Потребители API – <text:span text:style-name="T77">пользователи системы которые должны иметь возможность: </text:span></text:p>
      <text:list xml:id="list1295075320" text:style-name="L4">
        <text:list-item>
          <text:p text:style-name="P62">создания/редактирования/удаления приложений;</text:p>
        </text:list-item>
        <text:list-item>
          <text:p text:style-name="P62">поиска API в каталоге;</text:p>
        </text:list-item>
        <text:list-item>
          <text:p text:style-name="P62">подписки приложения на API;</text:p>
        </text:list-item>
        <text:list-item>
          <text:p text:style-name="P79"><text:span text:style-name="T21">и</text:span><text:span text:style-name="T5">спользования для аутентификации Api-Key;</text:span></text:p>
        </text:list-item>
        <text:list-item>
          <text:p text:style-name="P78"><text:span text:style-name="T21">и</text:span><text:span text:style-name="T22">спользования для аутентификации и авторизации протокола Oauth;</text:span></text:p>
        </text:list-item>
      </text:list>
      <text:p text:style-name="P63"/>
      <text:p text:style-name="P10">Сопровождение – <text:span text:style-name="T78">пользователи системы которые должны </text:span><text:span text:style-name="T79">унаследовать в</text:span><text:span text:style-name="T80">о</text:span><text:span text:style-name="T79">зможности поставщика и потребителя, а так же</text:span><text:span text:style-name="T78"> иметь возможность:</text:span></text:p>
      <text:list xml:id="list434936656" text:style-name="L5">
        <text:list-item>
          <text:p text:style-name="P64">просмотра логов событий</text:p>
        </text:list-item>
        <text:list-item>
          <text:p text:style-name="P64">просмотра аудита действий пользователей</text:p>
        </text:list-item>
        <text:list-item>
          <text:p text:style-name="P64">просмотра статистики вызовов</text:p>
        </text:list-item>
        <text:list-item>
          <text:p text:style-name="P64">просмотра метрик среды выполнения</text:p>
        </text:list-item>
      </text:list>
      <text:p text:style-name="P13"/>
      <text:p text:style-name="P14">Владелецы – пользователи системы которые должны унаследовать возможности сопровождения <text:span text:style-name="T82">+ что-то еще.</text:span></text:p>
      <text:p text:style-name="P10"/>
      <text:p text:style-name="P83"><text:span text:style-name="T19">Разработка – </text:span><text:span text:style-name="T23">специальный класс пользователей которые должны иметь возможность расширять систему в какой-то заранее определенной функциональности, например есть идея </text:span><text:span text:style-name="T24">дать возможность наименьшей кровью заменять среду выполнения, шлюз, на какую-то другую реализацию, например на другом языке и стеке. Идея вне данных требований. </text:span></text:p>
      <text:p text:style-name="P83"><text:span text:style-name="T24"/></text:p>
      <text:p text:style-name="P84"><text:span text:style-name="T88">Рамки, ограничения, правила и стандарты</text:span></text:p>
      <text:p text:style-name="P85"><text:span text:style-name="T24">Я</text:span><text:span text:style-name="T5">П – Java</text:span></text:p>
      <text:p text:style-name="P85"><text:span text:style-name="T5">Frameworks – Spring, Vaadin, Vertx</text:span></text:p>
      <text:p text:style-name="P85"><text:span text:style-name="T5">Application Platforms: Hazelcast IMDG</text:span></text:p>
      <text:p text:style-name="P85"><text:span text:style-name="T5">DB - PostgreSQL</text:span></text:p>
      <text:p text:style-name="P85"><text:span text:style-name="T5">Tools - Auth0</text:span></text:p>
      <text:p text:style-name="P58">2TLS между всеми компонентами в среде выполнения</text:p>
      <text:p text:style-name="P58">Использование OAuth 2.0 для авторизации вызовов к API (Access Token и т.д.) </text:p>
      <text:p text:style-name="P68"/>
      <text:p text:style-name="P67"/>
      <text:p text:style-name="P67"><text:soft-page-break/></text:p>
      <text:p text:style-name="P6">Среда функционирования продукта (операционная среда)</text:p>
      <text:p text:style-name="P6"><text:s/></text:p>
      <text:p text:style-name="P49"><text:span text:style-name="T64">OpenShift Container Platform, </text:span><text:span text:style-name="T65">Linix</text:span></text:p>
      <text:p text:style-name="P49"><text:span text:style-name="T65"/></text:p>
      <text:p text:style-name="P49"><text:span text:style-name="T65"/></text:p>
      <text:p text:style-name="P4">Документация для пользователей </text:p>
      <text:p text:style-name="P4"/>
      <text:p text:style-name="P10"><text:a xlink:type="simple" xlink:href="https://swagger.io/docs/specification/about" text:style-name="Internet_20_link" text:visited-style-name="Visited_20_Internet_20_Link">https://swagger.io/docs/specification/about</text:a> – OpenAPI</text:p>
      <text:p text:style-name="P10"/>
      <text:p text:style-name="P4"/>
      <text:p text:style-name="Text_20_body">Допущения и зависимости</text:p>
      <text:p text:style-name="P24">-</text:p>
      <text:p text:style-name="Text_20_body"/>
      <text:p text:style-name="P5">Функциональность системы </text:p>
      <text:p text:style-name="P4">Функциональный блок X (таких блоков может быть несколько) </text:p>
      <text:p text:style-name="P4">-</text:p>
      <text:p text:style-name="P4">Описание и приоритет </text:p>
      <text:p text:style-name="P4">-</text:p>
      <text:p text:style-name="P6">Причинно-следственные связи, алгоритмы (движение процессов, workflows)</text:p>
      <text:p text:style-name="P6">- </text:p>
      <text:p text:style-name="Text_20_body">Функциональные требования</text:p>
      <text:p text:style-name="Text_20_body">-</text:p>
      <text:list xml:id="list1417565257" text:style-name="L6">
        <text:list-header>
          <text:p text:style-name="P80"/>
        </text:list-header>
      </text:list>
      <text:p text:style-name="P5">Требования к внешним интерфейсам </text:p>
      <text:p text:style-name="P4">Интерфейсы пользователя (UX) </text:p>
      <text:p text:style-name="P4">-</text:p>
      <text:p text:style-name="P4">Программные интерфейсы </text:p>
      <text:p text:style-name="P4">-</text:p>
      <text:p text:style-name="P4">Интерфейсы оборудования </text:p>
      <text:p text:style-name="P4">-</text:p>
      <text:p text:style-name="Text_20_body">Интерфейсы связи и коммуникации</text:p>
      <text:p text:style-name="Text_20_body">-</text:p>
      <text:list xml:id="list2742901127" text:style-name="L7">
        <text:list-header>
          <text:p text:style-name="P81"/>
        </text:list-header>
      </text:list>
      <text:p text:style-name="P5">Нефункциональные требования </text:p>
      <text:p text:style-name="P4">Требования к производительности </text:p>
      <text:p text:style-name="P4">-</text:p>
      <text:p text:style-name="P6">Требования к сохранности (данных)</text:p>
      <text:p text:style-name="P6">- </text:p>
      <text:p text:style-name="P6">Требования к качеству программного обеспечения</text:p>
      <text:p text:style-name="P6">- </text:p>
      <text:p text:style-name="P4">Требования к безопасности системы </text:p>
      <text:p text:style-name="P4">-</text:p>
      <text:p text:style-name="Text_20_body">Требования на интеллектуальную собственность</text:p>
      <text:p text:style-name="Text_20_body"><text:soft-page-break/>-</text:p>
      <text:p text:style-name="P4"><text:span text:style-name="T4">Прочее</text:span> </text:p>
      <text:p text:style-name="P4">Приложение А: Глоссарий </text:p>
      <text:p text:style-name="P4">-</text:p>
      <text:p text:style-name="P7">Приложение Б: Модели процессов и предметной области и другие диаграммы</text:p>
      <text:p text:style-name="P7">- </text:p>
      <text:p text:style-name="Text_20_body">Приложение В: Список ключевых задач</text:p>
      <text:p text:style-name="Text_20_body">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7T17:22:03.863430942</meta:creation-date>
    <dc:date>2021-08-25T17:40:17.890709041</dc:date>
    <meta:editing-duration>P1DT10H35M51S</meta:editing-duration>
    <meta:editing-cycles>45</meta:editing-cycles>
    <meta:generator>LibreOffice/6.4.7.2$Linux_X86_64 LibreOffice_project/40$Build-2</meta:generator>
    <meta:document-statistic meta:table-count="0" meta:image-count="0" meta:object-count="0" meta:page-count="4" meta:paragraph-count="112" meta:word-count="733" meta:character-count="6074" meta:non-whitespace-character-count="5426"/>
  </office:meta>
</office:document-meta>
</file>